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do 1</text:p>
          </table:table-cell>
          <table:table-cell office:value-type="float" office:value="-2.4393" calcext:value-type="float">
            <text:p>-2.4393</text:p>
          </table:table-cell>
          <table:table-cell office:value-type="float" office:value="-0.17565" calcext:value-type="float">
            <text:p>-0.17565</text:p>
          </table:table-cell>
        </table:table-row>
        <table:table-row table:style-name="ro1">
          <table:table-cell office:value-type="string" calcext:value-type="string">
            <text:p>Nodo 2</text:p>
          </table:table-cell>
          <table:table-cell office:value-type="float" office:value="-1.2197" calcext:value-type="float">
            <text:p>-1.2197</text:p>
          </table:table-cell>
          <table:table-cell office:value-type="float" office:value="-0.090709" calcext:value-type="float">
            <text:p>-0.090709</text:p>
          </table:table-cell>
        </table:table-row>
        <table:table-row table:style-name="ro1">
          <table:table-cell office:value-type="string" calcext:value-type="string">
            <text:p>Nodo 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o 4</text:p>
          </table:table-cell>
          <table:table-cell office:value-type="float" office:value="-1.1718" calcext:value-type="float">
            <text:p>-1.1718</text:p>
          </table:table-cell>
          <table:table-cell office:value-type="float" office:value="-1.2844" calcext:value-type="float">
            <text:p>-1.2844</text:p>
          </table:table-cell>
        </table:table-row>
        <table:table-row table:style-name="ro1">
          <table:table-cell office:value-type="string" calcext:value-type="string">
            <text:p>Nodo 5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2:54:33.602109346</dc:date>
    <meta:editing-duration>PT2M56S</meta:editing-duration>
    <meta:editing-cycles>1</meta:editing-cycles>
    <meta:document-statistic meta:table-count="1" meta:cell-count="17" meta:object-count="0"/>
    <meta:generator>LibreOffice/6.4.3.2$Linux_X86_64 LibreOffice_project/40$Build-2</meta:generator>
  </office:meta>
</office:document-meta>
</file>